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95d" officeooo:paragraph-rsid="001ab95d"/>
    </style:style>
    <style:style style:name="P2" style:family="paragraph" style:parent-style-name="Standard" style:list-style-name="Numbering_20_123">
      <style:text-properties officeooo:rsid="001ab95d" officeooo:paragraph-rsid="001ab95d"/>
    </style:style>
    <style:style style:name="P3" style:family="paragraph" style:parent-style-name="Standard">
      <style:text-properties fo:font-weight="bold" officeooo:rsid="001ab95d" officeooo:paragraph-rsid="001ab95d" style:font-weight-asian="bold" style:font-weight-complex="bold"/>
    </style:style>
    <style:style style:name="P4" style:family="paragraph" style:parent-style-name="Text_20_body" style:list-style-name="Numbering_20_123">
      <style:paragraph-properties fo:margin-top="0cm" fo:margin-bottom="0cm" loext:contextual-spacing="false" fo:padding="0.049cm" fo:border="0.06pt solid #e1e5eb"/>
    </style:style>
    <style:style style:name="P5" style:family="paragraph" style:parent-style-name="Text_20_body" style:list-style-name="Numbering_20_123">
      <style:paragraph-properties fo:margin-top="0cm" fo:margin-bottom="0cm" loext:contextual-spacing="false" fo:padding="0.049cm" fo:border="0.06pt solid #e1e5eb"/>
      <style:text-properties officeooo:paragraph-rsid="001ab9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edback</text:p>
      <text:list xml:id="list2795365690" text:style-name="Numbering_20_123">
        <text:list-item>
          <text:p text:style-name="P2"><text:span text:style-name="T1">Antecipe-se: </text:span>não veja a crítica como algo negativo, mas como uma ferramenta para ajudar você a se lapidar como pessoa e profissional. Peça que colegas questionem seus pontos de vista e argumentos, pois assim você pode mudar de ideia ou entender como reforçar seus pontos de vista, antecipando-se ao momento formal de um feedback;</text:p>
        </text:list-item>
        <text:list-item>
          <text:p text:style-name="P5"><text:span text:style-name="T1">Avalie-se: </text:span>antes de receber seu feedback, pense sobre seus pontos fortes e fracos por conta própria. Reconheça a existência de pontos cegos e imagine a possibilidade de, durante o feedback, escutar algo inesperado;</text:p>
        </text:list-item>
        <text:list-item>
          <text:p text:style-name="P4"><text:span text:style-name="T1">Concentre-se em ouvir e aprender:</text:span> uma das coisas mais importantes durante um feedback é nos prepararmos para escutar. Uma vez feito o feedback, nossa tarefa é trabalhar em cima do insight recebido;</text:p>
        </text:list-item>
        <text:list-item>
          <text:p text:style-name="P4"><text:span text:style-name="T1">Evite se defender ou se “explicar”: </text:span>faça perguntas apenas quando necessário, sobretudo no caso de dúvidas que podem levar a conclusões precipitadas. O tempo todo, enquanto recebe o feedback, reflita a respeito das suas emoções e evite dar lugar à irritação, à raiva e a outras emoções que podem trazer prejuízos, fazendo até você se exaltar. Evite procurar desculpas ou pessoas culpadas.</text:p>
        </text:list-item>
        <text:list-item>
          <text:p text:style-name="P4"><text:span text:style-name="T4">Aprofunde as ideias: </text:span>nada de afobação! Antes de agir, depois de receber o feedback, permita-se digerir com calma tudo que foi ouvido e crie um plano de ação, com objetivos nítidos e prazos. Se tiver dificuldades, convide quem deu o feedback para ajudar você com este planejamento;</text:p>
        </text:list-item>
        <text:list-item>
          <text:p text:style-name="P4"><text:span text:style-name="T1">Você é responsável:</text:span> cabe a você agir para deixar as coisas como elas estão, ou mudar algo. Você pode, por exemplo, decidir fazer mudanças em relação a algumas críticas, mas não em relação a outras. A responsabilidade será sempre sua. Também é importante a gente não levar as observações feitas por colegas e pelas lideranças para o lado pessoal, e lembrar de agradecer o feedback, sobretudo quando, apesar de causar algum desconforto, ele é feito com carinho, atenção e cuidado.</text:p>
          <text:p text:style-name="P2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4:36:22.235740993</meta:creation-date>
    <dc:date>2021-12-06T14:40:29.331522440</dc:date>
    <meta:editing-duration>PT4M7S</meta:editing-duration>
    <meta:editing-cycles>1</meta:editing-cycles>
    <meta:document-statistic meta:table-count="0" meta:image-count="0" meta:object-count="0" meta:page-count="1" meta:paragraph-count="7" meta:word-count="315" meta:character-count="1905" meta:non-whitespace-character-count="1603"/>
    <meta:generator>LibreOffice/6.4.7.2$Linux_X86_64 LibreOffice_project/40$Build-2</meta:generator>
  </office:meta>
</office:document-meta>
</file>